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  <table:table-cell office:value-type="string" calcext:value-type="string">
            <text:p>Poly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143" calcext:value-type="float">
            <text:p>5143</text:p>
          </table:table-cell>
          <table:table-cell office:value-type="float" office:value="23488" calcext:value-type="float">
            <text:p>23488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261" calcext:value-type="float">
            <text:p>22261</text:p>
          </table:table-cell>
          <table:table-cell office:value-type="float" office:value="50012" calcext:value-type="float">
            <text:p>50012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795" calcext:value-type="float">
            <text:p>56795</text:p>
          </table:table-cell>
          <table:table-cell office:value-type="float" office:value="83924" calcext:value-type="float">
            <text:p>83924</text:p>
          </table:table-cell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1459" calcext:value-type="float">
            <text:p>101459</text:p>
          </table:table-cell>
          <table:table-cell office:value-type="float" office:value="117574" calcext:value-type="float">
            <text:p>117574</text:p>
          </table:table-cell>
          <table:table-cell office:value-type="float" office:value="30173" calcext:value-type="float">
            <text:p>301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715" calcext:value-type="float">
            <text:p>156715</text:p>
          </table:table-cell>
          <table:table-cell office:value-type="float" office:value="172670" calcext:value-type="float">
            <text:p>172670</text:p>
          </table:table-cell>
          <table:table-cell office:value-type="float" office:value="41572" calcext:value-type="float">
            <text:p>4157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4920" calcext:value-type="float">
            <text:p>234920</text:p>
          </table:table-cell>
          <table:table-cell office:value-type="float" office:value="219432" calcext:value-type="float">
            <text:p>219432</text:p>
          </table:table-cell>
          <table:table-cell office:value-type="float" office:value="47025" calcext:value-type="float">
            <text:p>470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61761" calcext:value-type="float">
            <text:p>361761</text:p>
          </table:table-cell>
          <table:table-cell office:value-type="float" office:value="284540" calcext:value-type="float">
            <text:p>284540</text:p>
          </table:table-cell>
          <table:table-cell office:value-type="float" office:value="43751" calcext:value-type="float">
            <text:p>437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16570" calcext:value-type="float">
            <text:p>516570</text:p>
          </table:table-cell>
          <table:table-cell office:value-type="float" office:value="349575" calcext:value-type="float">
            <text:p>349575</text:p>
          </table:table-cell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614808" calcext:value-type="float">
            <text:p>614808</text:p>
          </table:table-cell>
          <table:table-cell office:value-type="float" office:value="476585" calcext:value-type="float">
            <text:p>476585</text:p>
          </table:table-cell>
          <table:table-cell office:value-type="float" office:value="102863" calcext:value-type="float">
            <text:p>1028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79986" calcext:value-type="float">
            <text:p>679986</text:p>
          </table:table-cell>
          <table:table-cell office:value-type="float" office:value="433439" calcext:value-type="float">
            <text:p>433439</text:p>
          </table:table-cell>
          <table:table-cell office:value-type="float" office:value="62911" calcext:value-type="float">
            <text:p>62911</text:p>
          </table:table-cell>
        </table:table-row>
      </table:table>
      <table:table table:name="full-memo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Demaine 2007</text:p>
          </table:table-cell>
          <table:table-cell office:value-type="string" calcext:value-type="string">
            <text:p>Demaine 2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table table:name="partial-memory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Demaine 2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2" calcext:value-type="float">
            <text:p>102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" calcext:value-type="float">
            <text:p>12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4" calcext:value-type="float">
            <text:p>134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6" calcext:value-type="float">
            <text:p>146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3" calcext:value-type="float">
            <text:p>143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4" calcext:value-type="float">
            <text:p>154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7" calcext:value-type="float">
            <text:p>147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8" calcext:value-type="float">
            <text:p>158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3" calcext:value-type="float">
            <text:p>16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7" calcext:value-type="float">
            <text:p>167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" calcext:value-type="float">
            <text:p>16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2" calcext:value-type="float">
            <text:p>172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" calcext:value-type="float">
            <text:p>17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office:value-type="float" office:value="3520" calcext:value-type="float">
            <text:p>3520</text:p>
          </table:table-cell>
        </table:table-row>
      </table:table>
      <table:table table:name="fullMemory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Demaine 2007</text:p>
          </table:table-cell>
          <table:table-cell office:value-type="string" calcext:value-type="string">
            <text:p>Demaine 2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8000" calcext:value-type="float">
            <text:p>1580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329000" calcext:value-type="float">
            <text:p>329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368120" calcext:value-type="float">
            <text:p>368120</text:p>
          </table:table-cell>
          <table:table-cell office:value-type="float" office:value="89910" calcext:value-type="float">
            <text:p>899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372910" calcext:value-type="float">
            <text:p>37291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office:value-type="float" office:value="345670" calcext:value-type="float">
            <text:p>34567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" calcext:value-type="float">
            <text:p>145</text:p>
          </table:table-cell>
          <table:table-cell office:value-type="float" office:value="406340" calcext:value-type="float">
            <text:p>406340</text:p>
          </table:table-cell>
          <table:table-cell office:value-type="float" office:value="136150" calcext:value-type="float">
            <text:p>1361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6" calcext:value-type="float">
            <text:p>146</text:p>
          </table:table-cell>
          <table:table-cell office:value-type="float" office:value="408610" calcext:value-type="float">
            <text:p>408610</text:p>
          </table:table-cell>
          <table:table-cell office:value-type="float" office:value="149140" calcext:value-type="float">
            <text:p>1491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4" calcext:value-type="float">
            <text:p>134</text:p>
          </table:table-cell>
          <table:table-cell office:value-type="float" office:value="434110" calcext:value-type="float">
            <text:p>434110</text:p>
          </table:table-cell>
          <table:table-cell office:value-type="float" office:value="157410" calcext:value-type="float">
            <text:p>1574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6" calcext:value-type="float">
            <text:p>146</text:p>
          </table:table-cell>
          <table:table-cell office:value-type="float" office:value="453280" calcext:value-type="float">
            <text:p>453280</text:p>
          </table:table-cell>
          <table:table-cell office:value-type="float" office:value="169880" calcext:value-type="float">
            <text:p>1698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4" calcext:value-type="float">
            <text:p>154</text:p>
          </table:table-cell>
          <table:table-cell office:value-type="float" office:value="473860" calcext:value-type="float">
            <text:p>473860</text:p>
          </table:table-cell>
          <table:table-cell office:value-type="float" office:value="179060" calcext:value-type="float">
            <text:p>17906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7" calcext:value-type="float">
            <text:p>157</text:p>
          </table:table-cell>
          <table:table-cell office:value-type="float" office:value="489270" calcext:value-type="float">
            <text:p>489270</text:p>
          </table:table-cell>
          <table:table-cell office:value-type="float" office:value="188710" calcext:value-type="float">
            <text:p>1887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1" calcext:value-type="float">
            <text:p>161</text:p>
          </table:table-cell>
          <table:table-cell office:value-type="float" office:value="495410" calcext:value-type="float">
            <text:p>495410</text:p>
          </table:table-cell>
          <table:table-cell office:value-type="float" office:value="201090" calcext:value-type="float">
            <text:p>20109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6" calcext:value-type="float">
            <text:p>146</text:p>
          </table:table-cell>
          <table:table-cell office:value-type="float" office:value="517010" calcext:value-type="float">
            <text:p>517010</text:p>
          </table:table-cell>
          <table:table-cell office:value-type="float" office:value="211740" calcext:value-type="float">
            <text:p>21174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3" calcext:value-type="float">
            <text:p>163</text:p>
          </table:table-cell>
          <table:table-cell office:value-type="float" office:value="530240" calcext:value-type="float">
            <text:p>530240</text:p>
          </table:table-cell>
          <table:table-cell office:value-type="float" office:value="225580" calcext:value-type="float">
            <text:p>2255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7" calcext:value-type="float">
            <text:p>167</text:p>
          </table:table-cell>
          <table:table-cell office:value-type="float" office:value="572320" calcext:value-type="float">
            <text:p>572320</text:p>
          </table:table-cell>
          <table:table-cell office:value-type="float" office:value="240280" calcext:value-type="float">
            <text:p>24028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" calcext:value-type="float">
            <text:p>170</text:p>
          </table:table-cell>
          <table:table-cell office:value-type="float" office:value="616250" calcext:value-type="float">
            <text:p>616250</text:p>
          </table:table-cell>
          <table:table-cell office:value-type="float" office:value="249970" calcext:value-type="float">
            <text:p>24997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2" calcext:value-type="float">
            <text:p>162</text:p>
          </table:table-cell>
          <table:table-cell office:value-type="float" office:value="652020" calcext:value-type="float">
            <text:p>652020</text:p>
          </table:table-cell>
          <table:table-cell office:value-type="float" office:value="263020" calcext:value-type="float">
            <text:p>2630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6" calcext:value-type="float">
            <text:p>176</text:p>
          </table:table-cell>
          <table:table-cell office:value-type="float" office:value="689850" calcext:value-type="float">
            <text:p>689850</text:p>
          </table:table-cell>
          <table:table-cell office:value-type="float" office:value="264000" calcext:value-type="float">
            <text:p>264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7" calcext:value-type="float">
            <text:p>167</text:p>
          </table:table-cell>
          <table:table-cell office:value-type="float" office:value="728000" calcext:value-type="float">
            <text:p>728000</text:p>
          </table:table-cell>
          <table:table-cell office:value-type="float" office:value="276000" calcext:value-type="float">
            <text:p>276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office:value-type="float" office:value="770000" calcext:value-type="float">
            <text:p>770000</text:p>
          </table:table-cell>
          <table:table-cell office:value-type="float" office:value="291100" calcext:value-type="float">
            <text:p>29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0:18:32.270601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0:45.438265323</meta:creation-date>
    <meta:generator>LibreOffice/6.0.7.3$Linux_X86_64 LibreOffice_project/00m0$Build-3</meta:generator>
    <dc:date>2020-03-09T00:49:25.787383964</dc:date>
    <meta:editing-duration>PT2H5M40S</meta:editing-duration>
    <meta:editing-cycles>12</meta:editing-cycles>
    <meta:document-statistic meta:table-count="4" meta:cell-count="205" meta:object-count="0"/>
  </office:meta>
</office:document-meta>
</file>